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width="0.05cm" draw:marker-start-width="0.28cm" draw:marker-end="Arrow" draw:marker-end-width="0.23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7cm" svg:height="1.3cm" svg:x="1.8cm" svg:y="0.3cm">
          <text:p text:style-name="P1"><text:span text:style-name="T1">Base </text:span></text:p>
          <text:p text:style-name="P1"><text:span text:style-name="T1">Package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cm" svg:height="1.3cm" svg:x="5.5cm" svg:y="0.3cm">
          <text:p text:style-name="P1"><text:span text:style-name="T1">Base </text:span></text:p>
          <text:p text:style-name="P1"><text:span text:style-name="T1">Package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cm" svg:height="1.3cm" svg:x="0.7cm" svg:y="3.45cm">
          <text:p text:style-name="P1"><text:span text:style-name="T1">child </text:span></text:p>
          <text:p text:style-name="P1"><text:span text:style-name="T1">Package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cm" svg:height="1.3cm" svg:x="6.9cm" svg:y="3.45cm">
          <text:p text:style-name="P1"><text:span text:style-name="T1">child </text:span></text:p>
          <text:p text:style-name="P1"><text:span text:style-name="T1">Package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cm" svg:height="1.3cm" svg:x="3.799cm" svg:y="3.45cm">
          <text:p text:style-name="P1"><text:span text:style-name="T1">child </text:span></text:p>
          <text:p text:style-name="P1"><text:span text:style-name="T1">Package 3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9cm" svg:y1="3.5cm" svg:x2="2.5cm" svg:y2="1.6cm">
          <text:p/>
        </draw:line>
        <draw:line draw:style-name="gr2" draw:text-style-name="P1" draw:layer="layout" svg:x1="4.7cm" svg:y1="3.4cm" svg:x2="3.6cm" svg:y2="1.6cm">
          <text:p/>
        </draw:line>
        <draw:line draw:style-name="gr2" draw:text-style-name="P1" draw:layer="layout" svg:x1="8.1cm" svg:y1="3.4cm" svg:x2="6.8cm" svg:y2="1.6cm">
          <text:p/>
        </draw:line>
        <draw:line draw:style-name="gr2" draw:text-style-name="P1" draw:layer="layout" svg:x1="5.375cm" svg:y1="3.4cm" svg:x2="5.775cm" svg:y2="1.6cm">
          <text:p/>
        </draw:line>
        <draw:frame draw:style-name="gr3" draw:text-style-name="P3" draw:layer="layout" svg:width="2.403cm" svg:height="0.806cm" svg:x="-0.1cm" svg:y="2.294cm">
          <draw:text-box>
            <text:p><text:span text:style-name="T2">depends</text:span></text:p>
          </draw:text-box>
        </draw:frame>
        <draw:frame draw:style-name="gr3" draw:text-style-name="P3" draw:layer="layout" svg:width="2.403cm" svg:height="0.806cm" svg:x="2.148cm" svg:y="2.3cm">
          <draw:text-box>
            <text:p><text:span text:style-name="T2">depends</text:span></text:p>
          </draw:text-box>
        </draw:frame>
        <draw:frame draw:style-name="gr3" draw:text-style-name="P3" draw:layer="layout" svg:width="2.403cm" svg:height="0.806cm" svg:x="5.248cm" svg:y="2.3cm">
          <draw:text-box>
            <text:p><text:span text:style-name="T2">depends</text:span></text:p>
          </draw:text-box>
        </draw:frame>
        <draw:frame draw:style-name="gr3" draw:text-style-name="P3" draw:layer="layout" svg:width="2.403cm" svg:height="0.806cm" svg:x="7.648cm" svg:y="2.3cm">
          <draw:text-box>
            <text:p><text:span text:style-name="T2">depends</text:span></text:p>
          </draw:text-box>
        </draw:frame>
        <draw:custom-shape draw:style-name="gr1" draw:text-style-name="P2" draw:layer="layout" svg:width="2.7cm" svg:height="1.3cm" svg:x="2.4cm" svg:y="6.5cm">
          <text:p text:style-name="P1"><text:span text:style-name="T1">subchild </text:span></text:p>
          <text:p text:style-name="P1"><text:span text:style-name="T1">Package 1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2cm" svg:y1="6.5cm" svg:x2="2.1cm" svg:y2="4.8cm">
          <text:p/>
        </draw:line>
        <draw:line draw:style-name="gr2" draw:text-style-name="P1" draw:layer="layout" svg:x1="4.2cm" svg:y1="6.5cm" svg:x2="5cm" svg:y2="4.7cm">
          <text:p/>
        </draw:line>
        <draw:frame draw:style-name="gr3" draw:text-style-name="P3" draw:layer="layout" svg:width="2.403cm" svg:height="0.806cm" svg:x="4.548cm" svg:y="5.2cm">
          <draw:text-box>
            <text:p><text:span text:style-name="T2">depends</text:span></text:p>
          </draw:text-box>
        </draw:frame>
        <draw:frame draw:style-name="gr3" draw:text-style-name="P3" draw:layer="layout" svg:width="2.403cm" svg:height="0.806cm" svg:x="0.4cm" svg:y="5.4cm">
          <draw:text-box>
            <text:p><text:span text:style-name="T2">depen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in </meta:initial-creator>
    <meta:creation-date>2013-05-15T12:36:06</meta:creation-date>
    <dc:date>2013-05-15T12:48:11</dc:date>
    <dc:creator>Robin </dc:creator>
    <meta:editing-duration>PT11M21S</meta:editing-duration>
    <meta:editing-cycles>6</meta:editing-cycles>
    <meta:generator>LibreOffice/3.5$Linux_x86 LibreOffice_project/350m1$Build-2</meta:generator>
    <meta:document-statistic meta:object-count="18"/>
  </office:meta>
</office:document-meta>
</file>